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8f63" officeooo:paragraph-rsid="00208f63"/>
    </style:style>
    <style:style style:name="P2" style:family="paragraph" style:parent-style-name="Text_20_body">
      <style:text-properties officeooo:rsid="002172ea" officeooo:paragraph-rsid="002172ea"/>
    </style:style>
    <style:style style:name="P3" style:family="paragraph" style:parent-style-name="Text_20_body">
      <style:text-properties fo:font-style="italic" officeooo:paragraph-rsid="002172ea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26f45d" officeooo:paragraph-rsid="0026f45d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26f45d" officeooo:paragraph-rsid="0026f45d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tyle="italic" style:text-underline-style="none" officeooo:rsid="0022bf57" officeooo:paragraph-rsid="0022bf57" style:font-style-asian="italic" style:font-style-complex="italic"/>
    </style:style>
    <style:style style:name="P7" style:family="paragraph" style:parent-style-name="Text_20_body">
      <style:text-properties officeooo:rsid="0022bf57" officeooo:paragraph-rsid="0022bf57"/>
    </style:style>
    <style:style style:name="P8" style:family="paragraph" style:parent-style-name="Text_20_body">
      <style:text-properties officeooo:rsid="002446fc" officeooo:paragraph-rsid="002446fc"/>
    </style:style>
    <style:style style:name="P9" style:family="paragraph" style:parent-style-name="Text_20_body">
      <style:text-properties officeooo:rsid="0025eb8a" officeooo:paragraph-rsid="0025eb8a"/>
    </style:style>
    <style:style style:name="P10" style:family="paragraph" style:parent-style-name="Text_20_body">
      <style:text-properties officeooo:rsid="0026f45d" officeooo:paragraph-rsid="0026f45d"/>
    </style:style>
    <style:style style:name="P11" style:family="paragraph" style:parent-style-name="Text_20_body">
      <style:text-properties officeooo:paragraph-rsid="0026f45d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style:text-properties fo:color="#000000" officeooo:rsid="0022bf57" officeooo:paragraph-rsid="0022bf57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446f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446fc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 officeooo:rsid="0022bf57" officeooo:paragraph-rsid="002446fc"/>
    </style:style>
    <style:style style:name="P19" style:family="paragraph" style:parent-style-name="Title">
      <style:text-properties officeooo:rsid="00208f63" officeooo:paragraph-rsid="00208f63"/>
    </style:style>
    <style:style style:name="P20" style:family="paragraph" style:parent-style-name="Subtitle">
      <style:text-properties officeooo:rsid="00208f63" officeooo:paragraph-rsid="00208f63"/>
    </style:style>
    <style:style style:name="P21" style:family="paragraph" style:parent-style-name="Heading_20_1">
      <style:text-properties officeooo:paragraph-rsid="00208f63"/>
    </style:style>
    <style:style style:name="P22" style:family="paragraph" style:parent-style-name="Heading_20_1">
      <style:text-properties officeooo:paragraph-rsid="0022bf57"/>
    </style:style>
    <style:style style:name="P23" style:family="paragraph" style:parent-style-name="Heading_20_1">
      <style:text-properties officeooo:paragraph-rsid="0024e37f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208f63"/>
    </style:style>
    <style:style style:name="T2" style:family="text">
      <style:text-properties fo:font-style="italic" officeooo:rsid="0022bf57" style:font-style-asian="italic" style:font-style-complex="italic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2172ea"/>
    </style:style>
    <style:style style:name="T5" style:family="text">
      <style:text-properties fo:color="#800000" fo:font-weight="bold" officeooo:rsid="002446fc"/>
    </style:style>
    <style:style style:name="T6" style:family="text">
      <style:text-properties fo:color="#800080"/>
    </style:style>
    <style:style style:name="T7" style:family="text">
      <style:text-properties fo:color="#bb7977"/>
    </style:style>
    <style:style style:name="T8" style:family="text">
      <style:text-properties fo:color="#bb7977" fo:font-weight="bold"/>
    </style:style>
    <style:style style:name="T9" style:family="text">
      <style:text-properties fo:color="#808030"/>
    </style:style>
    <style:style style:name="T10" style:family="text">
      <style:text-properties fo:color="#008c00"/>
    </style:style>
    <style:style style:name="T11" style:family="text">
      <style:text-properties fo:color="#0000e6"/>
    </style:style>
    <style:style style:name="T12" style:family="text">
      <style:text-properties fo:color="#000000" style:font-name="Verdana" fo:font-size="9.5pt"/>
    </style:style>
    <style:style style:name="T13" style:family="text">
      <style:text-properties fo:color="#000000" style:font-name="Verdana" fo:font-size="9.5pt" officeooo:rsid="002172ea"/>
    </style:style>
    <style:style style:name="T14" style:family="text">
      <style:text-properties officeooo:rsid="0022bf57"/>
    </style:style>
    <style:style style:name="T15" style:family="text">
      <style:text-properties fo:font-style="normal" officeooo:rsid="0022bf57" style:font-style-asian="normal" style:font-style-complex="normal"/>
    </style:style>
    <style:style style:name="T16" style:family="text">
      <style:text-properties officeooo:rsid="002446fc"/>
    </style:style>
    <style:style style:name="T17" style:family="text">
      <style:text-properties officeooo:rsid="0024e37f"/>
    </style:style>
    <style:style style:name="T18" style:family="text">
      <style:text-properties officeooo:rsid="0026f45d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oria współbieżności</text:p>
      <text:p text:style-name="P19">Labolatorium 2</text:p>
      <text:p text:style-name="P1"/>
      <text:p text:style-name="P20">Andrzej Ratajczak</text:p>
      <text:p text:style-name="Title"/>
      <text:h text:style-name="P21" text:outline-level="1"><text:span text:style-name="T1">1. Zaimplementować semafor binarny za pomocą metod wait i notify, użyć go do synchronizacji programu Wyścig.</text:span></text:h>
      <text:p text:style-name="P2">Celem ćwiczenia był przygotowanie semafora na podstawie przygotowanego szkieletu oraz zastosowanie go w celu synchronizacji poprzedniego ćwiczenia, zgodnie z poniższymi warunkami.</text:p>
      <text:p text:style-name="P3"><text:span text:style-name="T13">Opuszczenie, s.P(): Jeśli S==1 to S=0, w przeciwnym wypadku wstrzymaj działanie procesu wykonującego tę operację. </text:span></text:p>
      <text:p text:style-name="P3"><text:span text:style-name="T12">Podniesienie, s.V(): Jeśli są procesy wstrzymane w wyniku opuszczania semafora S, to wznów jeden z nich, w przeciwnym razie S=1. </text:span></text:p>
      <text:p text:style-name="P12"><text:span text:style-name="T3">class</text:span> Semafor <text:span text:style-name="T6">{</text:span></text:p>
      <text:p text:style-name="P12"><text:s text:c="4"/><text:span text:style-name="T3">private</text:span> <text:span text:style-name="T7">boolean</text:span> _stan <text:span text:style-name="T9">=</text:span> <text:span text:style-name="T3">true</text:span><text:span text:style-name="T6">;</text:span></text:p>
      <text:p text:style-name="P12"><text:s text:c="4"/><text:span text:style-name="T3">private</text:span> <text:span text:style-name="T7">int</text:span> _czeka <text:span text:style-name="T9">=</text:span> <text:span text:style-name="T10">0</text:span><text:span text:style-name="T6">;</text:span></text:p>
      <text:p text:style-name="P15"/>
      <text:p text:style-name="P12"><text:s text:c="4"/><text:span text:style-name="T3">public</text:span> Semafor<text:span text:style-name="T9">(</text:span><text:span text:style-name="T7">boolean</text:span> stan<text:span text:style-name="T9">)</text:span> <text:span text:style-name="T6">{</text:span></text:p>
      <text:p text:style-name="P12"><text:s text:c="8"/>_stan <text:span text:style-name="T9">=</text:span> stan<text:span text:style-name="T6">;</text:span></text:p>
      <text:p text:style-name="P12"><text:s text:c="4"/><text:span text:style-name="T6">}</text:span></text:p>
      <text:p text:style-name="P15"/>
      <text:p text:style-name="P12"><text:s text:c="4"/><text:span text:style-name="T3">public</text:span> <text:span text:style-name="T3">synchronized</text:span> <text:span text:style-name="T7">void</text:span> P<text:span text:style-name="T9">()</text:span> <text:span text:style-name="T6">{</text:span></text:p>
      <text:p text:style-name="P12"><text:s text:c="8"/>_czeka<text:span text:style-name="T9">++</text:span><text:span text:style-name="T6">;</text:span></text:p>
      <text:p text:style-name="P12"><text:s text:c="8"/><text:span text:style-name="T4">if</text:span><text:span text:style-name="T9">(</text:span>_stan <text:span text:style-name="T9">==</text:span> <text:span text:style-name="T3">false</text:span><text:span text:style-name="T9">)</text:span> <text:span text:style-name="T6">{</text:span></text:p>
      <text:p text:style-name="P12"><text:s text:c="12"/><text:span text:style-name="T3">try</text:span><text:span text:style-name="T6">{</text:span></text:p>
      <text:p text:style-name="P12"><text:s text:c="16"/><text:span text:style-name="T3">this</text:span><text:span text:style-name="T9">.</text:span>wait<text:span text:style-name="T9">()</text:span><text:span text:style-name="T6">;</text:span></text:p>
      <text:p text:style-name="P12"><text:s text:c="12"/><text:span text:style-name="T6">}</text:span> <text:span text:style-name="T3">catch</text:span><text:span text:style-name="T9">(</text:span><text:span text:style-name="T8">InterruptedException</text:span> e<text:span text:style-name="T9">)</text:span> <text:span text:style-name="T6">{</text:span></text:p>
      <text:p text:style-name="P12"><text:s text:c="16"/><text:span text:style-name="T8">System</text:span><text:span text:style-name="T9">.</text:span>out<text:span text:style-name="T9">.</text:span>println<text:span text:style-name="T9">(</text:span><text:span text:style-name="T11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12"><text:s text:c="12"/><text:span text:style-name="T6">}</text:span></text:p>
      <text:p text:style-name="P12"><text:s text:c="8"/><text:span text:style-name="T6">}</text:span></text:p>
      <text:p text:style-name="P12"><text:s text:c="8"/>_czeka<text:span text:style-name="T9">--</text:span><text:span text:style-name="T6">;</text:span></text:p>
      <text:p text:style-name="P12"><text:s text:c="8"/>_stan <text:span text:style-name="T9">=</text:span> <text:span text:style-name="T3">false</text:span><text:span text:style-name="T6">;</text:span></text:p>
      <text:p text:style-name="P12"><text:s text:c="4"/><text:span text:style-name="T6">}</text:span></text:p>
      <text:p text:style-name="P15"/>
      <text:p text:style-name="P12"><text:s text:c="4"/><text:span text:style-name="T3">public</text:span> <text:span text:style-name="T3">synchronized</text:span> <text:span text:style-name="T7">void</text:span> V<text:span text:style-name="T9">()</text:span> <text:span text:style-name="T6">{</text:span></text:p>
      <text:p text:style-name="P12"><text:s text:c="8"/><text:span text:style-name="T3">if</text:span><text:span text:style-name="T9">(</text:span>_czeka <text:span text:style-name="T9">&gt;</text:span> <text:span text:style-name="T10">0</text:span><text:span text:style-name="T9">)</text:span> <text:span text:style-name="T6">{</text:span></text:p>
      <text:p text:style-name="P12"><text:s text:c="12"/><text:span text:style-name="T3">this</text:span><text:span text:style-name="T9">.</text:span>notify<text:span text:style-name="T9">()</text:span><text:span text:style-name="T6">;</text:span></text:p>
      <text:p text:style-name="P12"><text:s text:c="8"/><text:span text:style-name="T6">}</text:span></text:p>
      <text:p text:style-name="P12"><text:s text:c="8"/>_stan <text:span text:style-name="T9">=</text:span> <text:span text:style-name="T3">true</text:span><text:span text:style-name="T6">;</text:span></text:p>
      <text:p text:style-name="P12"><text:s text:c="4"/><text:span text:style-name="T6">}</text:span></text:p>
      <text:p text:style-name="P17"><draw:frame text:anchor-type="paragraph" draw:z-index="0" draw:name="Shape1" draw:style-name="gr1" draw:text-style-name="P25" svg:width="16.886cm" svg:height="0.867cm" svg:x="0.104cm" svg:y="0.429cm"><draw:text-box><text:p text:style-name="P24"><text:span text:style-name="T19">Kod źródłowy 1. Implementacja semafora binarnego.</text:span></text:p></draw:text-box></draw:frame>}</text:p>
      <text:p text:style-name="P7"><text:soft-page-break/>Następnie otoczyłem wywołania metody w sekcji krytycznej operacjami semafora.</text:p>
      <text:p text:style-name="P13"><text:span text:style-name="T3">class</text:span> IThread <text:span text:style-name="T3">extends</text:span> Thread <text:span text:style-name="T6">{</text:span></text:p>
      <text:p text:style-name="P15"/>
      <text:p text:style-name="P12"><text:s text:c="4"/><text:span text:style-name="T3">private</text:span> Counter counter<text:span text:style-name="T6">;</text:span></text:p>
      <text:p text:style-name="P12"><text:s text:c="4"/><text:span text:style-name="T3">private</text:span> Semafor semafor<text:span text:style-name="T6">;</text:span></text:p>
      <text:p text:style-name="P15"/>
      <text:p text:style-name="P12"><text:s text:c="4"/><text:span text:style-name="T3">public</text:span> IThread<text:span text:style-name="T9">(</text:span>Counter c<text:span text:style-name="T9">,</text:span> Semafor s<text:span text:style-name="T9">)</text:span> <text:span text:style-name="T6">{</text:span></text:p>
      <text:p text:style-name="P12"><text:s text:c="8"/>counter <text:span text:style-name="T9">=</text:span> c<text:span text:style-name="T6">;</text:span></text:p>
      <text:p text:style-name="P12"><text:s text:c="8"/>semafor <text:span text:style-name="T9">=</text:span> s<text:span text:style-name="T6">;</text:span></text:p>
      <text:p text:style-name="P12"><text:s text:c="4"/><text:span text:style-name="T6">}</text:span></text:p>
      <text:p text:style-name="P15"/>
      <text:p text:style-name="P12"><text:s text:c="4"/><text:span text:style-name="T3">public</text:span> <text:span text:style-name="T7">void</text:span> run<text:span text:style-name="T9">()</text:span> <text:span text:style-name="T6">{</text:span></text:p>
      <text:p text:style-name="P12"><text:s text:c="8"/><text:span text:style-name="T3">for</text:span> <text:span text:style-name="T9">(</text:span><text:span text:style-name="T7">int</text:span> i <text:span text:style-name="T9">=</text:span> <text:span text:style-name="T10">0</text:span><text:span text:style-name="T6">;</text:span> i <text:span text:style-name="T9">&lt;</text:span> <text:span text:style-name="T10">1000000</text:span><text:span text:style-name="T6">;</text:span> i<text:span text:style-name="T9">++)</text:span> <text:span text:style-name="T6">{</text:span></text:p>
      <text:p text:style-name="P12"><text:s text:c="12"/><text:span text:style-name="T8">System</text:span><text:span text:style-name="T9">.</text:span>out<text:span text:style-name="T9">.</text:span>println<text:span text:style-name="T9">(</text:span><text:span text:style-name="T11">"i "</text:span> <text:span text:style-name="T9">+</text:span> i<text:span text:style-name="T9">)</text:span><text:span text:style-name="T6">;</text:span></text:p>
      <text:p text:style-name="P12"><text:s text:c="12"/>semafor<text:span text:style-name="T9">.</text:span>P<text:span text:style-name="T9">()</text:span><text:span text:style-name="T6">;</text:span></text:p>
      <text:p text:style-name="P12"><text:s text:c="12"/>counter<text:span text:style-name="T9">.</text:span>inc<text:span text:style-name="T9">()</text:span><text:span text:style-name="T6">;</text:span></text:p>
      <text:p text:style-name="P12"><text:s text:c="12"/>semafor<text:span text:style-name="T9">.</text:span>V<text:span text:style-name="T9">()</text:span><text:span text:style-name="T6">;</text:span></text:p>
      <text:p text:style-name="P12"><text:s text:c="8"/><text:span text:style-name="T6">}</text:span></text:p>
      <text:p text:style-name="P12"><text:s text:c="4"/><text:span text:style-name="T6">}</text:span></text:p>
      <text:p text:style-name="P17">}</text:p>
      <text:p text:style-name="P6">Kod źródłowy 2. Przykładowa sekcja krytyczna jednego z wątków.</text:p>
      <text:p text:style-name="P7">Jednak po uruchomieniu programu okazuje się, że nie działa wszystko jak powinno. Nie otrzymujemy spodziewanej wartości 0. Dlaczego tak się dzieje odpowiem w kolejnym paragrafie.</text:p>
      <text:h text:style-name="P22" text:outline-level="1"><text:span text:style-name="T14">2. Pokazać, że do implementacji semafora za pomocą metod wait i notify nie wsytarczy instrukcja </text:span><text:span text:style-name="T2">if</text:span><text:span text:style-name="T15">,</text:span><text:span text:style-name="T2"> </text:span><text:span text:style-name="T15">tylko ptorzeba użyć</text:span><text:span text:style-name="T2"> while</text:span><text:span text:style-name="T15">.</text:span><text:span text:style-name="T14"> Wyjaśnić teoretycznie dlaczego i potwierdzić eksperymentem w praktyce.</text:span></text:h>
      <text:p text:style-name="Text_20_body"/>
      <text:p text:style-name="P7">W poprzednim paragrafie stworzyliśmy binarny semafor, który nie działa. Powodem jest warunek oczekiwania. W obecnej sytuacji jest on zaimplementowany przy użyciu isntrukcji if. Dlaczego jest on niebezpieczny? <text:span text:style-name="T16">Problem leży w działaniu metod wait i notify w czasie wykonania. Metoda notify wybudza wątek, ale nie gwarantuje nam tego, że to nastąpi natychmiast. Istnieje szansa, że jeden z wątków uśpiony w monitorze P otrzyma polecenie wybudzenia od innego wątku, który znajduje się w monitorze V. Jednakże zajmie mu to na tyle długo, że inny wątek (możliwe, że ten sam, który był jeszcze przed chwilą w kontekście monitora V, zajmie monitor P. Wtedy ten wątek, który dotąd był uśpiony, będzie już obudzony, będzie za instrukcją wait, i będzie oczekiwał na otrzymanie monitora P. Jeżeli jednak zmienimy instrukcję if, na instrukcję while, nasz dopiero co obudzony wątek będzie musiał przed kontynuację sprawdzić, czy warunek jednego wątku w sekcji krytycznej jest spełniony. Oczywiście nie jest, bo inny wątek ustawił flagę na zajętą, więc wątek powróci do metody wait i zacznie oczekiwać na nowe wybudzenie.</text:span></text:p>
      <text:p text:style-name="P7"/>
      <text:p text:style-name="P7"/>
      <text:p text:style-name="P7"/>
      <text:p text:style-name="P7"/>
      <text:p text:style-name="P14"><text:soft-page-break/><text:span text:style-name="T3">class</text:span> Semafor <text:span text:style-name="T6">{</text:span></text:p>
      <text:p text:style-name="P14"><text:s text:c="4"/><text:span text:style-name="T3">private</text:span> <text:span text:style-name="T7">boolean</text:span> _stan <text:span text:style-name="T9">=</text:span> <text:span text:style-name="T3">true</text:span><text:span text:style-name="T6">;</text:span></text:p>
      <text:p text:style-name="P14"><text:s text:c="4"/><text:span text:style-name="T3">private</text:span> <text:span text:style-name="T7">int</text:span> _czeka <text:span text:style-name="T9">=</text:span> <text:span text:style-name="T10">0</text:span><text:span text:style-name="T6">;</text:span></text:p>
      <text:p text:style-name="P16"/>
      <text:p text:style-name="P14"><text:s text:c="4"/><text:span text:style-name="T3">public</text:span> Semafor<text:span text:style-name="T9">(</text:span><text:span text:style-name="T7">boolean</text:span> stan<text:span text:style-name="T9">)</text:span> <text:span text:style-name="T6">{</text:span></text:p>
      <text:p text:style-name="P14"><text:s text:c="8"/>_stan <text:span text:style-name="T9">=</text:span> stan<text:span text:style-name="T6">;</text:span></text:p>
      <text:p text:style-name="P14"><text:s text:c="4"/><text:span text:style-name="T6">}</text:span></text:p>
      <text:p text:style-name="P16"/>
      <text:p text:style-name="P14"><text:s text:c="4"/><text:span text:style-name="T3">public</text:span> <text:span text:style-name="T3">synchronized</text:span> <text:span text:style-name="T7">void</text:span> P<text:span text:style-name="T9">()</text:span> <text:span text:style-name="T6">{</text:span></text:p>
      <text:p text:style-name="P14"><text:s text:c="8"/>_czeka<text:span text:style-name="T9">++</text:span><text:span text:style-name="T6">;</text:span></text:p>
      <text:p text:style-name="P14"><text:s text:c="8"/><text:span text:style-name="T5">while</text:span><text:span text:style-name="T9">(</text:span>_stan <text:span text:style-name="T9">==</text:span> <text:span text:style-name="T3">false</text:span><text:span text:style-name="T9">)</text:span> <text:span text:style-name="T6">{</text:span></text:p>
      <text:p text:style-name="P14"><text:s text:c="12"/><text:span text:style-name="T3">try</text:span><text:span text:style-name="T6">{</text:span></text:p>
      <text:p text:style-name="P14"><text:s text:c="16"/><text:span text:style-name="T3">this</text:span><text:span text:style-name="T9">.</text:span>wait<text:span text:style-name="T9">()</text:span><text:span text:style-name="T6">;</text:span></text:p>
      <text:p text:style-name="P14"><text:s text:c="12"/><text:span text:style-name="T6">}</text:span> <text:span text:style-name="T3">catch</text:span><text:span text:style-name="T9">(</text:span><text:span text:style-name="T8">InterruptedException</text:span> e<text:span text:style-name="T9">)</text:span> <text:span text:style-name="T6">{</text:span></text:p>
      <text:p text:style-name="P14"><text:s text:c="16"/><text:span text:style-name="T8">System</text:span><text:span text:style-name="T9">.</text:span>out<text:span text:style-name="T9">.</text:span>println<text:span text:style-name="T9">(</text:span><text:span text:style-name="T11">"Ooops, something went wrong "</text:span> <text:span text:style-name="T9">+</text:span> <text:tab/><text:tab/><text:tab/><text:tab/><text:tab/><text:tab/><text:tab/><text:tab/>e<text:span text:style-name="T9">.</text:span>getMessage<text:span text:style-name="T9">())</text:span><text:span text:style-name="T6">;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8"/>_czeka<text:span text:style-name="T9">--</text:span><text:span text:style-name="T6">;</text:span></text:p>
      <text:p text:style-name="P14"><text:s text:c="8"/>_stan <text:span text:style-name="T9">=</text:span> <text:span text:style-name="T3">false</text:span><text:span text:style-name="T6">;</text:span></text:p>
      <text:p text:style-name="P14"><text:s text:c="4"/><text:span text:style-name="T6">}</text:span></text:p>
      <text:p text:style-name="P16"/>
      <text:p text:style-name="P14"><text:s text:c="4"/><text:span text:style-name="T3">public</text:span> <text:span text:style-name="T3">synchronized</text:span> <text:span text:style-name="T7">void</text:span> V<text:span text:style-name="T9">()</text:span> <text:span text:style-name="T6">{</text:span></text:p>
      <text:p text:style-name="P14"><text:s text:c="8"/><text:span text:style-name="T3">if</text:span><text:span text:style-name="T9">(</text:span>_czeka <text:span text:style-name="T9">&gt;</text:span> <text:span text:style-name="T10">0</text:span><text:span text:style-name="T9">)</text:span> <text:span text:style-name="T6">{</text:span></text:p>
      <text:p text:style-name="P14"><text:s text:c="12"/><text:span text:style-name="T3">this</text:span><text:span text:style-name="T9">.</text:span>notify<text:span text:style-name="T9">()</text:span><text:span text:style-name="T6">;</text:span></text:p>
      <text:p text:style-name="P14"><text:s text:c="8"/><text:span text:style-name="T6">}</text:span></text:p>
      <text:p text:style-name="P14"><text:s text:c="8"/>_stan <text:span text:style-name="T9">=</text:span> <text:span text:style-name="T3">true</text:span><text:span text:style-name="T6">;</text:span></text:p>
      <text:p text:style-name="P14"><text:s text:c="4"/><text:span text:style-name="T6">}</text:span></text:p>
      <text:p text:style-name="P18"><draw:frame text:anchor-type="paragraph" draw:z-index="1" draw:name="Shape1" draw:style-name="gr1" draw:text-style-name="P25" svg:width="16.886cm" svg:height="0.867cm" svg:x="0.104cm" svg:y="0.429cm"><draw:text-box><text:p text:style-name="P24"><text:span text:style-name="T19">Kod źródłowy 3. Implementacja semafora binarnego przy użyciu instrukcji while.</text:span></text:p></draw:text-box></draw:frame>}</text:p>
      <text:p text:style-name="Text_20_body"/>
      <text:p text:style-name="P8">Rzeczywiście tak zaimplementowany semafor deterministycznie zwraca za każdym razem oczekiwaną wartość, czyli 0.</text:p>
      <text:h text:style-name="P23" text:outline-level="1"><text:span text:style-name="T17">3. Zaimplementować semafor licznikowy (ogólny) za pomocą semaforów binarnych. Czy semafor binarny jest szczególnym przypadkiem semafora ogólnego?</text:span></text:h>
      <text:p text:style-name="P9"/>
      <text:p text:style-name="P9">Celem ćwiczenia było zaimpelementować semafor ogólny przy użyciu binarnych. Do takiego mechanizmu wystarczą tylko dwa semafory binarne.</text:p>
      <text:p text:style-name="P9">Jak taki semafor ma działać. Również będziemy potrzebować metody zajęcia i opuszczenia sekcji krytycznej. Nasz semafor powinien również mieć dwa oddzielne semafory binarne oraz zostać zainicjalizowany z licznikiem całkowitym dodatnim, który oznacza ile różnych wątków może wejść <text:s text:c="2"/>do sekcji krytycznej.</text:p>
      <text:p text:style-name="P9">Zasada działania jest bardzo prosta. Jeden z semaforów będzie <text:span text:style-name="T18">wyznaczał</text:span> sekcję krytyczną ciał funkcji P i V, tak aby mieć pewność że tylko jeden wątek będzie mógł używać globalnie wejścia do lub wyjścia z sekcji krytycznej. <text:span text:style-name="T18">W metodzie P każdy wątek musi zmniejszyć licznik o 1 oraz sprawdzić warunek. Jeżeli licznik jest &gt;= 0 to znaczy że może po prostu opuścic metodę P i wpuścić inny wątek. Jeżeli jest ujemna to znaczy że weszło już n innych wątków i należy poczekać. <text:s/>Taki wątek powinien zablokować się na naszym drugim semaforze.</text:span></text:p>
      <text:p text:style-name="P10"><text:soft-page-break/>Tak samo z drugiej strony w metodzie V należy zwiększać licznik oraz sprawdzać czy jest ujemny, jeżeli tak, znaczy to że jakieś wątki utknęły na drugim semaforze. Należy jeden obudzić oraz opuścić sekcję krytyczną w V.</text:p>
      <text:p text:style-name="P10">Najlepiej obrazuje to ponisza implementacja.</text:p>
      <text:p text:style-name="P12"><text:span text:style-name="T3">class</text:span> CountingSemafor <text:span text:style-name="T6">{</text:span></text:p>
      <text:p text:style-name="P12"><text:s text:c="4"/><text:span text:style-name="T3">private</text:span> <text:span text:style-name="T7">boolean</text:span> _stan <text:span text:style-name="T9">=</text:span> <text:span text:style-name="T3">true</text:span><text:span text:style-name="T6">;</text:span></text:p>
      <text:p text:style-name="P12"><text:s text:c="4"/><text:span text:style-name="T3">private</text:span> <text:span text:style-name="T7">int</text:span> _size <text:span text:style-name="T9">=</text:span> <text:span text:style-name="T10">0</text:span><text:span text:style-name="T6">;</text:span></text:p>
      <text:p text:style-name="P15"/>
      <text:p text:style-name="P12"><text:s text:c="4"/>Semafor s1 <text:span text:style-name="T9">=</text:span> <text:span text:style-name="T3">new</text:span> Semafor<text:span text:style-name="T9">(</text:span><text:span text:style-name="T3">true</text:span><text:span text:style-name="T9">)</text:span><text:span text:style-name="T6">;</text:span></text:p>
      <text:p text:style-name="P12"><text:s text:c="4"/>Semafor s2 <text:span text:style-name="T9">=</text:span> <text:span text:style-name="T3">new</text:span> Semafor<text:span text:style-name="T9">(</text:span><text:span text:style-name="T3">false</text:span><text:span text:style-name="T9">)</text:span><text:span text:style-name="T6">;</text:span></text:p>
      <text:p text:style-name="P15"/>
      <text:p text:style-name="P12"><text:s text:c="4"/><text:span text:style-name="T3">public</text:span> CountingSemafor<text:span text:style-name="T9">(</text:span><text:span text:style-name="T7">int</text:span> size<text:span text:style-name="T9">)</text:span> <text:span text:style-name="T6">{</text:span></text:p>
      <text:p text:style-name="P12"><text:s text:c="8"/>_size <text:span text:style-name="T9">=</text:span> size<text:span text:style-name="T6">;</text:span></text:p>
      <text:p text:style-name="P12"><text:s text:c="4"/><text:span text:style-name="T6">}</text:span></text:p>
      <text:p text:style-name="P15"/>
      <text:p text:style-name="P12"><text:s text:c="4"/><text:span text:style-name="T3">public</text:span> <text:span text:style-name="T7">void</text:span> P<text:span text:style-name="T9">()</text:span> <text:span text:style-name="T6">{</text:span></text:p>
      <text:p text:style-name="P12"><text:s text:c="8"/>s1<text:span text:style-name="T9">.</text:span>P<text:span text:style-name="T9">()</text:span><text:span text:style-name="T6">;</text:span></text:p>
      <text:p text:style-name="P12"><text:s text:c="8"/>_size<text:span text:style-name="T9">--</text:span><text:span text:style-name="T6">;</text:span></text:p>
      <text:p text:style-name="P12"><text:s text:c="8"/><text:span text:style-name="T3">if</text:span><text:span text:style-name="T9">(</text:span>_size <text:span text:style-name="T9">&lt;</text:span> <text:span text:style-name="T10">0</text:span> <text:span text:style-name="T9">)</text:span> <text:span text:style-name="T6">{</text:span></text:p>
      <text:p text:style-name="P12"><text:s text:c="12"/>s1<text:span text:style-name="T9">.</text:span>V<text:span text:style-name="T9">()</text:span><text:span text:style-name="T6">;</text:span></text:p>
      <text:p text:style-name="P12"><text:s text:c="12"/>s2<text:span text:style-name="T9">.</text:span>P<text:span text:style-name="T9">()</text:span><text:span text:style-name="T6">;</text:span></text:p>
      <text:p text:style-name="P12"><text:s text:c="8"/><text:span text:style-name="T6">}</text:span> <text:span text:style-name="T3">else</text:span> <text:span text:style-name="T6">{</text:span></text:p>
      <text:p text:style-name="P12"><text:s text:c="12"/>s1<text:span text:style-name="T9">.</text:span>V<text:span text:style-name="T9">()</text:span><text:span text:style-name="T6">;</text:span></text:p>
      <text:p text:style-name="P12"><text:s text:c="8"/><text:span text:style-name="T6">}</text:span></text:p>
      <text:p text:style-name="P12"><text:s text:c="4"/><text:span text:style-name="T6">}</text:span></text:p>
      <text:p text:style-name="P15"/>
      <text:p text:style-name="P12"><text:s text:c="4"/><text:span text:style-name="T3">public</text:span> <text:span text:style-name="T7">void</text:span> V<text:span text:style-name="T9">()</text:span> <text:span text:style-name="T6">{</text:span></text:p>
      <text:p text:style-name="P12"><text:s text:c="8"/>s1<text:span text:style-name="T9">.</text:span>P<text:span text:style-name="T9">()</text:span><text:span text:style-name="T6">;</text:span></text:p>
      <text:p text:style-name="P12"><text:s text:c="8"/>_size<text:span text:style-name="T9">++</text:span><text:span text:style-name="T6">;</text:span></text:p>
      <text:p text:style-name="P12"><text:s text:c="8"/><text:span text:style-name="T3">if</text:span><text:span text:style-name="T9">(</text:span>_size <text:span text:style-name="T9">&lt;=</text:span> <text:span text:style-name="T10">0</text:span><text:span text:style-name="T9">)</text:span> <text:span text:style-name="T6">{</text:span></text:p>
      <text:p text:style-name="P12"><text:s text:c="12"/>s2<text:span text:style-name="T9">.</text:span>V<text:span text:style-name="T9">()</text:span><text:span text:style-name="T6">;</text:span></text:p>
      <text:p text:style-name="P12"><text:s text:c="12"/>s1<text:span text:style-name="T9">.</text:span>V<text:span text:style-name="T9">()</text:span><text:span text:style-name="T6">;</text:span></text:p>
      <text:p text:style-name="P12"><text:s text:c="8"/><text:span text:style-name="T6">}</text:span> <text:span text:style-name="T3">else</text:span> <text:span text:style-name="T6">{</text:span></text:p>
      <text:p text:style-name="P12"><text:s text:c="12"/>s1<text:span text:style-name="T9">.</text:span>V<text:span text:style-name="T9">()</text:span><text:span text:style-name="T6">;</text:span></text:p>
      <text:p text:style-name="P12"><text:s text:c="8"/><text:span text:style-name="T6">}</text:span></text:p>
      <text:p text:style-name="P12"><text:s text:c="4"/><text:span text:style-name="T6">}</text:span></text:p>
      <text:p text:style-name="P17">}</text:p>
      <text:p text:style-name="P4">Kod źródłowy 4. Implementacja semafora ogólnego.</text:p>
      <text:p text:style-name="P5"/>
      <text:p text:style-name="P11"><text:span text:style-name="T18">Czy semafor binarny jest szczególnym przypadkiem ogólnego? Taki semafor ogólny można użyć jako binarny, jeżeli zainicjalizujemy go z licznikiem równym 1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50:07.932651110</meta:creation-date>
    <meta:generator>LibreOffice/6.0.7.3$Linux_X86_64 LibreOffice_project/00m0$Build-3</meta:generator>
    <dc:date>2019-10-21T11:49:02.250750091</dc:date>
    <meta:editing-duration>PT25M46S</meta:editing-duration>
    <meta:editing-cycles>6</meta:editing-cycles>
    <meta:document-statistic meta:table-count="0" meta:image-count="0" meta:object-count="0" meta:page-count="4" meta:paragraph-count="116" meta:word-count="817" meta:character-count="5969" meta:non-whitespace-character-count="4578"/>
  </office:meta>
</office:document-meta>
</file>